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text</text:p>
          </table:table-cell>
          <table:table-cell office:value-type="string" calcext:value-type="string">
            <text:p>figu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pter</text:p>
          </table:table-cell>
          <table:table-cell office:value-type="string" calcext:value-type="string">
            <text:p>title</text:p>
          </table:table-cell>
          <table:table-cell table:number-columns-repeated="2" office:value-type="string" calcext:value-type="string">
            <text:p>done/not done</text:p>
          </table:table-cell>
          <table:table-cell office:value-type="string" calcext:value-type="string">
            <text:p>assigned t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osition and Momentum Representatio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armonic Oscillat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ending (Atik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ath Integral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Hydrogen At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Rotations and Angular momentum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ddition of Angular momentum</text:p>
          </table:table-cell>
          <table:table-cell office:value-type="string" calcext:value-type="string">
            <text:p>pending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me in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Variational Method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WKB Approxim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ime dependent perturbation</text:p>
          </table:table-cell>
          <table:table-cell office:value-type="string" calcext:value-type="string">
            <text:p>done (shahnoor)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cattering Theory 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cattering Theory 2-Integral Equation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dentical Particles</text:p>
          </table:table-cell>
          <table:table-cell office:value-type="string" calcext:value-type="string">
            <text:p>do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7">00/00/0000</text:date>, <text:time style:data-style-name="N2" text:time-value="21:35:37.209880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8:12:32.769387141</meta:creation-date>
    <dc:date>2019-06-17T21:35:54.210194257</dc:date>
    <meta:editing-duration>PT1H16M24S</meta:editing-duration>
    <meta:editing-cycles>19</meta:editing-cycles>
    <meta:generator>LibreOffice/6.0.7.3$Linux_X86_64 LibreOffice_project/00m0$Build-3</meta:generator>
    <meta:document-statistic meta:table-count="1" meta:cell-count="63" meta:object-count="0"/>
  </office:meta>
</office:document-meta>
</file>